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auto" fo:break-after="auto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 fo:break-before="auto" fo:break-after="auto"/>
    </style:style>
    <style:style style:name="P4" style:family="paragraph" style:parent-style-name="Standard">
      <style:paragraph-properties fo:text-align="justify" style:justify-single-word="false" fo:break-before="auto" fo:break-after="auto"/>
      <style:text-properties fo:font-weight="bold" style:font-weight-asian="bold"/>
    </style:style>
    <style:style style:name="P5" style:family="paragraph" style:parent-style-name="Standard">
      <style:paragraph-properties fo:line-height="100%" fo:break-before="auto" fo:break-after="auto"/>
    </style:style>
    <style:style style:name="P6" style:family="paragraph" style:parent-style-name="Standard">
      <style:paragraph-properties fo:text-align="center" style:justify-single-word="false" fo:break-before="auto" fo:break-after="auto"/>
    </style:style>
    <style:style style:name="P7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8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9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10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11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12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13" style:family="paragraph" style:parent-style-name="Standard" style:master-page-name="Converted1">
      <style:paragraph-properties fo:line-height="100%" style:page-number="auto" fo:break-before="auto" fo:break-after="auto"/>
    </style:style>
    <style:style style:name="P14" style:family="paragraph" style:parent-style-name="Heading_20_1">
      <style:paragraph-properties fo:text-align="justify" style:justify-single-word="false" fo:break-before="auto" fo:break-after="auto"/>
    </style:style>
    <style:style style:name="P15" style:family="paragraph" style:parent-style-name="Heading_20_1">
      <style:paragraph-properties fo:margin-top="0in" fo:margin-bottom="0.2083in" loext:contextual-spacing="false" fo:line-height="130%" fo:keep-together="auto" fo:break-before="auto" fo:break-after="auto" fo:keep-with-next="auto"/>
    </style:style>
    <style:style style:name="P16" style:family="paragraph" style:parent-style-name="Title" style:master-page-name="Standard">
      <style:paragraph-properties fo:text-align="justify" style:justify-single-word="false" style:page-number="1" fo:break-before="auto" fo:break-after="auto"/>
    </style:style>
    <style:style style:name="P17" style:family="paragraph" style:parent-style-name="Heading_20_2">
      <style:paragraph-properties fo:text-align="justify" style:justify-single-word="false" fo:break-before="auto" fo:break-after="auto"/>
    </style:style>
    <style:style style:name="P18" style:family="paragraph" style:parent-style-name="Subtitle">
      <style:paragraph-properties fo:text-align="justify" style:justify-single-word="false" fo:break-before="auto" fo:break-after="auto"/>
    </style:style>
    <style:style style:name="P19" style:family="paragraph">
      <loext:graphic-properties draw:fill="solid" draw:fill-color="#d9d2e9"/>
      <style:paragraph-properties fo:text-align="start"/>
    </style:style>
    <style:style style:name="P20" style:family="paragraph">
      <loext:graphic-properties draw:fill="solid" draw:fill-color="#ffff00"/>
      <style:paragraph-properties fo:text-align="start"/>
    </style:style>
    <style:style style:name="P21" style:family="paragraph">
      <loext:graphic-properties draw:fill="solid" draw:fill-color="#d9ead3"/>
      <style:paragraph-properties fo:text-align="start"/>
    </style:style>
    <style:style style:name="P22" style:family="paragraph">
      <loext:graphic-properties draw:fill="solid" draw:fill-color="#ff9900"/>
      <style:paragraph-properties fo:text-align="start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="solid" draw:fill-color="#3d85c6"/>
      <style:paragraph-properties fo:text-align="start"/>
    </style:style>
    <style:style style:name="P25" style:family="paragraph">
      <style:paragraph-properties fo:margin-top="0in" fo:margin-bottom="0in" fo:line-height="100%" fo:text-align="start"/>
    </style:style>
    <style:style style:name="P26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tyle="italic" style:font-style-asian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757575" style:font-name="Roboto" fo:font-size="8pt" style:font-name-asian="Roboto1" style:font-size-asian="8pt" style:font-name-complex="Roboto1" style:font-size-complex="8pt"/>
    </style:style>
    <style:style style:name="T10" style:family="text">
      <style:text-properties fo:color="#444444" style:font-name="Roboto" fo:font-size="8pt" fo:font-weight="bold" style:font-name-asian="Roboto1" style:font-size-asian="8pt" style:font-weight-asian="bold" style:font-name-complex="Roboto1" style:font-size-complex="8pt"/>
    </style:style>
    <style:style style:name="T11" style:family="text">
      <style:text-properties fo:color="#444444" style:font-name="Roboto" fo:font-size="23pt" fo:font-weight="bold" style:font-name-asian="Roboto1" style:font-size-asian="23pt" style:font-weight-asian="bold" style:font-name-complex="Roboto1" style:font-size-complex="23pt"/>
    </style:style>
    <style:style style:name="T12" style:family="text">
      <style:text-properties style:font-name="Courier New" style:font-name-asian="Courier New1" style:font-name-complex="Courier New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d9d2e9" draw:textarea-vertical-align="middle" draw:auto-grow-height="false" draw:fit-to-size="false" style:shrink-to-fit="false" fo:min-height="0.0909in" fo:min-width="3.0925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ffff00" draw:textarea-vertical-align="middle" draw:auto-grow-height="false" draw:fit-to-size="false" style:shrink-to-fit="false" fo:min-height="0.2307in" fo:min-width="0.5953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d9ead3" draw:textarea-vertical-align="middle" draw:auto-grow-height="false" draw:fit-to-size="false" style:shrink-to-fit="false" fo:min-height="0.2307in" fo:min-width="0.5957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ff9900" draw:textarea-vertical-align="middle" draw:auto-grow-height="false" draw:fit-to-size="false" style:shrink-to-fit="false" fo:min-height="0.2307in" fo:min-width="0.5957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807in" fo:min-width="0.9236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807in" fo:min-width="0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3807in" fo:min-width="1.0339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solid" draw:fill-color="#3d85c6" draw:textarea-vertical-align="middle" draw:auto-grow-height="false" draw:fit-to-size="false" style:shrink-to-fit="false" fo:min-height="0.0909in" fo:min-width="2.9811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none" svg:stroke-width="0in" draw:fill="none" draw:textarea-vertical-align="top" draw:auto-grow-height="false" draw:fit-to-size="false" style:shrink-to-fit="false" fo:min-height="0in" fo:min-width="1.8992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none" svg:stroke-width="0in" draw:fill="none" draw:textarea-vertical-align="top" draw:auto-grow-height="false" draw:fit-to-size="false" style:shrink-to-fit="false" fo:min-height="0in" fo:min-width="2.1543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none" svg:stroke-width="0in" draw:fill="none" draw:textarea-vertical-align="top" draw:auto-grow-height="false" draw:fit-to-size="false" style:shrink-to-fit="false" fo:min-height="0.4508in" fo:min-width="2.4083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none" svg:stroke-width="0in" draw:fill="none" draw:textarea-vertical-align="top" draw:auto-grow-height="false" draw:fit-to-size="false" style:shrink-to-fit="false" fo:min-height="0.1602in" fo:min-width="0.5307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style:shrink-to-fit="false" fo:min-height="0.1602in" fo:min-width="1.1134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999999" draw:stroke-linejoin="round" draw:fill="none" draw:textarea-vertical-align="middle" draw:auto-grow-height="false" draw:fit-to-size="false" style:shrink-to-fit="false" fo:min-height="0.652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tracked-changes text:track-changes="false">
        <text:changed-region xml:id="ct56057296" text:id="ct56057296">
          <text:insertion>
            <office:change-info>
              <dc:date>0000-00-00</dc:date>
            </office:change-info>
          </text:insertion>
        </text:changed-region>
        <text:changed-region xml:id="ct59527952" text:id="ct59527952">
          <text:insertion>
            <office:change-info>
              <dc:date>0000-00-00</dc:date>
            </office:change-info>
          </text:insertion>
        </text:changed-region>
        <text:changed-region xml:id="ct55684464" text:id="ct55684464">
          <text:insertion>
            <office:change-info>
              <dc:date>0000-00-00</dc:date>
            </office:change-info>
          </text:insertion>
        </text:changed-region>
        <text:changed-region xml:id="ct59155424" text:id="ct59155424">
          <text:insertion>
            <office:change-info>
              <dc:date>0000-00-00</dc:date>
            </office:change-info>
          </text:insertion>
        </text:changed-region>
        <text:changed-region xml:id="ct57707424" text:id="ct57707424">
          <text:insertion>
            <office:change-info>
              <dc:date>0000-00-00</dc:date>
            </office:change-info>
          </text:insertion>
        </text:changed-region>
        <text:changed-region xml:id="ct59119984" text:id="ct59119984">
          <text:insertion>
            <office:change-info>
              <dc:creator>Enrico Fagnoni</dc:creator>
              <dc:date>2018-05-18T10:43:05</dc:date>
            </office:change-info>
          </text:insertion>
        </text:changed-region>
        <text:changed-region xml:id="ct57371184" text:id="ct57371184">
          <text:deletion>
            <office:change-info>
              <dc:creator>Anonymous</dc:creator>
              <dc:date>2017-07-13T08:35:10</dc:date>
            </office:change-info>
            <text:p text:style-name="P1"><text:a xlink:type="simple" xlink:href="https://cloud.google.com/apis/design/resources" text:style-name="ListLabel_20_56" text:visited-style-name="ListLabel_20_56"><text:span text:style-name="T1">https://cloud.google.com/apis/design/resources</text:span></text:a></text:p>
            <text:p text:style-name="P1"><text:a xlink:type="simple" xlink:href="https://martinfowler.com/articles/richardsonMaturityModel.html" text:style-name="ListLabel_20_56" text:visited-style-name="ListLabel_20_56"><text:span text:style-name="T1"/></text:a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kxqaz2q5f0k5"/>Proposta architetturale di evoluzione di dati.gov.it</text:p>
      <text:p text:style-name="P18"><text:bookmark text:name="_qms60w1l6wkj"/>Premessa</text:p>
      <text:p text:style-name="P1">Il presente documento intende esprimere alcune considerazioni riguardo all’evoluzione del progetto dati.gov.it in merito alla metodologia di sviluppo che alla visione delle maggiori componenti software utilizzate.</text:p>
      <text:p text:style-name="P1"/>
      <text:p text:style-name="P14"><text:bookmark text:name="_d8jlqlth8swk"/>Metodologia</text:p>
      <text:p text:style-name="P1">La metodologia che intendiamo utilizzare è ispirata al Agile Manifesto. In particolare si intendono fin dall’inizio coinvolgere i soggetti che partecipano sia allo sviluppo che i <text:span text:style-name="T2">product owner, <text:s/></text:span><text:s/>in modo da avere una evoluzione condivisa e corale del processo di sviluppo. </text:p>
      <text:p text:style-name="P1"/>
      <text:p text:style-name="P1">L’obiettivo innovativo dell’utilizzo di questa metodologia è quello di ignorare il concetto di <text:span text:style-name="T2">major release</text:span>, ma invece andare verso un modello di <text:span text:style-name="T2">continuous release</text:span>, e quindi di continui apporti incrementali e di sviluppo ad un progetto in produzione. </text:p>
      <text:p text:style-name="P1">Questa strategia, di fatto, elimina la barriera, <text:s/>a nostro modo di vedere illogica, tra la fase che comunemente viene detta di sviluppo e quella di mantenimento. </text:p>
      <text:p text:style-name="P1">In una visione dinamica di progetto, sviluppo e mantenimento sono di fatto lo stesso processo iterativo di miglioramento e crescita incrementale. </text:p>
      <text:p text:style-name="P1">L’obiettivo è anche quello di modificare la <text:s/>visione del prodotto software, <text:s/>non solo come artefatto, ma anche progetto collettivo, che sopravviva ai team o ai singoli che originariamente hanno contribuito alla sua nascita. </text:p>
      <text:p text:style-name="P1">In questo senso i cambiamenti, ed in generale le declinazioni tecnologiche, sono assolutamente secondarie rispetto al processo e alla metodologia scelta.</text:p>
      <text:p text:style-name="P1"><text:s/></text:p>
      <text:p text:style-name="P1">La nostra ipotesi di metodologia di sviluppo parte da alcuni presupposti:<text:line-break/></text:p>
      <text:list xml:id="list4291654186" text:style-name="WWNum5">
        <text:list-item>
          <text:p text:style-name="P7">Cicli di sviluppo brevi </text:p>
        </text:list-item>
        <text:list-item>
          <text:p text:style-name="P7">Gruppo di sviluppo operativo, composto da persone con visibilità sul progetto e con diretto apporto al codice</text:p>
        </text:list-item>
        <text:list-item>
          <text:p text:style-name="P7">Interazioni basate sul demo intermedie (ogni 2 settimane ) a verifica di user stories definite all’interno della stessa iterazione </text:p>
        </text:list-item>
        <text:list-item>
          <text:p text:style-name="P7">Backlog di processo incrementale, con un piano che si adatti all'evoluzione del progetto e non su una valutazione a priori delle attività da fare</text:p>
        </text:list-item>
        <text:list-item>
          <text:p text:style-name="P7">Utilizzo ampio di <text:span text:style-name="T2">TDD (Test Driven Development)</text:span>, suite di <text:span text:style-name="T2">Continuous Integration</text:span> e processi di code review pubblici (GitHub)</text:p>
        </text:list-item>
      </text:list>
      <text:p text:style-name="P1"/>
      <text:p text:style-name="P14"><text:bookmark text:name="_nkdgsida0wm0"/>Architettura</text:p>
      <text:p text:style-name="P1"/>
      <text:p text:style-name="P1">L'architettura proposta si basa su due componenti fondamentali </text:p>
      <text:list xml:id="list239869361" text:style-name="WWNum4">
        <text:list-item>
          <text:p text:style-name="P8"><text:span text:style-name="T4">Un front end server</text:span></text:p>
        </text:list-item>
        <text:list-item>
          <text:p text:style-name="P8"><text:span text:style-name="T4">Una web application </text:span></text:p>
        </text:list-item>
      </text:list>
      <text:p text:style-name="P4"><text:soft-page-break/></text:p>
      <text:p text:style-name="P17"><text:bookmark text:name="_ah3iq0ocy6a0"/>Front end Server</text:p>
      <text:p text:style-name="P1"/>
      <text:p text:style-name="P1">Per front end server si intende una applicazione che espone come unica view una collezione di servizi <text:span text:style-name="T2">RESTful con Content Representation</text:span><text:bookmark text:name="zbkb6s93lq5m"/><text:span text:style-name="T6"><text:note text:id="ftn1" text:note-class="footnote"><text:note-citation>1</text:note-citation><text:note-body><text:p text:style-name="P13"><text:span text:style-name="T5"/><text:span text:style-name="T7"> </text:span><text:a xlink:type="simple" xlink:href="https://cloud.google.com/apis/design/resources" text:style-name="Internet_20_link" text:visited-style-name="Visited_20_Internet_20_Link"><text:span text:style-name="T1">https://cloud.google.com/apis/design/resources</text:span></text:a><text:span text:style-name="T7"> </text:span></text:p><text:p text:style-name="P5"><text:a xlink:type="simple" xlink:href="https://cloud.google.com/apis/" text:style-name="Internet_20_link" text:visited-style-name="Visited_20_Internet_20_Link"><text:span text:style-name="T9">Cloud APIs</text:span></text:a></text:p><text:p text:style-name="P15"><text:bookmark text:name="_bzv52jedc6bk"/><text:span text:style-name="T10">Resource Oriented Design</text:span></text:p><text:p text:style-name="P5"/></text:note-body></text:note></text:span><text:span text:style-name="T2"> </text:span>di tipo JSON organizzati secondo una filosofia di tipo Resource Oriented. </text:p>
      <text:p text:style-name="P1">L’idea centrale dietro questo modello è quello di usare la semantica degli URL pattern come marcatore gerarchico delle risorse a cui si accede attraverso i servizi, quindi definiti <text:s/>secondo uno schema come nel seguente ad esempio:</text:p>
      <text:p text:style-name="P1"/>
      <text:p text:style-name="P1"><text:span text:style-name="T12">/catalog/**</text:span></text:p>
      <text:p text:style-name="P1"><text:span text:style-name="T12">/search/**<text:line-break/>/user/mccalv/</text:span></text:p>
      <text:p text:style-name="P1"/>
      <text:p text:style-name="P1">Questo approccio garantisce un'ampia possibilità di aggiungere delle nuove <text:span text:style-name="T2">resources</text:span> ed estendere il perimetro dei servizi offerti, mantenendo un approccio elastico e sostanzialmente neutro rispetto al contenuto degli stessi. </text:p>
      <text:p text:style-name="P1">I vantaggi che proponiamo sono:</text:p>
      <text:p text:style-name="P1"/>
      <text:list xml:id="list1826584827" text:style-name="WWNum6">
        <text:list-item>
          <text:p text:style-name="P9">Avere un controllo completo del layer dei “dati” non avendo nessun dipendenza da un contenitore come <text:s/>ad esempio un CMS</text:p>
        </text:list-item>
        <text:list-item>
          <text:p text:style-name="P9">Avere un <text:span text:style-name="T2">front end </text:span>assolutamente autonomo e sviluppato secondo standard quali HTML5, javascript con una estesa esperienza utente che prescinda dal backend.</text:p>
        </text:list-item>
      </text:list>
      <text:list xml:id="list2900416327" text:style-name="WWNum3">
        <text:list-item>
          <text:p text:style-name="P10">Fornire ai client un unico contratto di accesso ai dati, come un unico “schema” JSON da integrare, e soprattutto evitare delle dipendenze dirette da strutture dati di terze parti (CKAN, ect).</text:p>
        </text:list-item>
        <text:list-item>
          <text:p text:style-name="P10">Avere un controllo esclusivo sul layer dati e sulla struttura da esporre, garantendo quindi un approccio “essenziale” e mirato alle esigenze del <text:span text:style-name="T2">client</text:span></text:p>
        </text:list-item>
      </text:list>
      <text:list xml:id="list3955168749" text:style-name="WWNum2">
        <text:list-item>
          <text:p text:style-name="P11">Rispondere in via centralizzata a requisiti non funzionali quali: sicurezza, anonimizzazione, logging, analisi, <text:s/>etc. </text:p>
        </text:list-item>
      </text:list>
      <text:p text:style-name="P1"/>
      <text:p text:style-name="P1">Compito del front end server sarà</text:p>
      <text:list xml:id="list3575191275" text:style-name="WWNum1">
        <text:list-item>
          <text:p text:style-name="P12"><office:annotation office:name="__Annotation__127_2948147351"><dc:creator>Deleted user</dc:creator><dc:date>2017-04-01T19:11:03</dc:date><text:p><text:span text:style-name="T13">Concordo pienamente, era quello il senso della richiesta</text:span></text:p></office:annotation>Esporre e documentare i contratti REST, ed il dialetto JSON usato<office:annotation><dc:creator>Linda Forni</dc:creator><dc:date>2022-11-28T15:06:54</dc:date><text:p><text:span text:style-name="T13">perche' non GraphQL? piu' flessibile per quel che riguarda l'esposizione dei dati...</text:span></text:p></office:annotation><office:annotation><dc:creator>Linda Forni</dc:creator><dc:date>2022-11-28T15:06:54</dc:date><text:p><text:span text:style-name="T13">Per il momento intendiamo utilizzare OpenApi, GraphQL non lo conosco bene ma approfinderemo</text:span></text:p></office:annotation><office:annotation><dc:creator>Linda Forni</dc:creator><dc:date>2022-11-28T15:06:54</dc:date><text:p><text:span text:style-name="T13">Questo é un suggerimento molto interessante. L'intento primario era quello di usare OpenApi per un approccio standard alla descrizione degli endpoint Rest ed essere da reference ad altre applicazioni. Sicuramente GraphQL è specifico al contesto. Se vuoi puoi aprire una issue su github con una proposta di integrazione.</text:span></text:p></office:annotation><office:annotation><dc:creator>Linda Forni</dc:creator><dc:date>2022-11-28T15:06:54</dc:date><text:p><text:span text:style-name="T13">fatto, spero possa aiutare nella riflessione...</text:span></text:p><text:p/><text:p><text:span text:style-name="T13">https://github.com/italia/dati.gov.it/issues/15</text:span></text:p></office:annotation><office:annotation><dc:creator>Linda Forni</dc:creator><dc:date>2022-11-28T15:06:54</dc:date><text:p><text:span text:style-name="T13">GraphQL ed OpenAPI hanno però obiettivi differenti, quindi forse andrebbero comunque adottati entrambi: il primo é destinato al "recupero" di risorse (in pratica è una DSL di query) tramite un linguaggio neutrale, il secondo è un descrittore machine-to-human per esporre documentazione in linea testabile delle API.</text:span></text:p></office:annotation><office:annotation-end office:name="__Annotation__127_2948147351"/><text:change-start text:change-id="ct56057296"/></text:p>
        </text:list-item>
        <text:list-item>
          <text:p text:style-name="P12"><text:change-end text:change-id="ct56057296"/>Comunicare con i backend integrati</text:p>
        </text:list-item>
        <text:list-item>
          <text:p text:style-name="P12">Fornire un'architettura su cui integrare nuove sorgenti dati in maniera semplice attraverso interfacce applicative esposte</text:p>
        </text:list-item>
        <text:list-item>
          <text:p text:style-name="P12">Predisporre eventuali pipeline di trattamento dei dati </text:p>
        </text:list-item>
        <text:list-item>
          <text:p text:style-name="P12">Gestire autenticazione ed autorizzazione sulle risorse</text:p>
        </text:list-item>
        <text:list-item>
          <text:p text:style-name="P12">Assicurare scalabilità alla piattaforma</text:p>
        </text:list-item>
      </text:list>
      <text:p text:style-name="P1"/>
      <text:p text:style-name="P17"><text:bookmark text:name="_3h6mxnah7vn1"/><text:soft-page-break/>Web Application</text:p>
      <text:p text:style-name="P1">La web application può essere sviluppata in totale autonomia rispetto al backend, è da intendersi uno dei possibili client rispetto al front end server. </text:p>
      <text:p text:style-name="P1">Il fine primario è quello di veicolare la user experience e la navigazione, rendere accessibili le funzionalità di ricerca, login etc. </text:p>
      <text:p text:style-name="P1">Per mantenere una user experience e un design del tutto svincolate dalle sottostanti strutture dati, avrà un contratto con il front end server basato esclusivamente sulla struttura JSON (o JSON-Schema) proposto.</text:p>
      <text:p text:style-name="P1"/>
      <text:p text:style-name="P6"><draw:g text:anchor-type="as-char" draw:z-index="0" draw:style-name="gr1"><draw:custom-shape draw:name="Shape 2" draw:style-name="gr2" draw:text-style-name="P19" svg:width="3.2921in" svg:height="0.2906in" svg:x="0.1063in" svg:y="1.6291in"><text:p text:style-name="P2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20" svg:width="0.7949in" svg:height="0.6878in" svg:x="1.3547in" svg:y="0.3602in"><text:p text:style-name="P25"/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4" draw:style-name="gr4" draw:text-style-name="P21" svg:width="0.7953in" svg:height="0.6878in" svg:x="2.589in" svg:y="0.3602in"><text:p text:style-name="P25"/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5" draw:style-name="gr5" draw:text-style-name="P22" svg:width="0.7953in" svg:height="0.6878in" svg:x="0.2307in" svg:y="0.3602in"><text:p text:style-name="P25"/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style-name="gr6" draw:text-style-name="P23" svg:width="1.124in" svg:height="0.5807in" svg:x="0.6283in" svg:y="1.0484in"><text:p/><draw:enhanced-geometry draw:mirror-horizontal="false" draw:mirror-vertical="false" svg:viewBox="0 0 21600 21600" draw:type="mso-spt32" draw:enhanced-path="M 0 0 L 21600 21600 N"/></draw:custom-shape><draw:custom-shape draw:style-name="gr7" draw:text-style-name="P23" svg:width="0.0012in" svg:height="0.5807in" svg:x="1.7528in" svg:y="1.0484in"><text:p/><draw:enhanced-geometry draw:mirror-horizontal="false" draw:mirror-vertical="false" svg:viewBox="0 0 21600 21600" draw:type="mso-spt32" draw:enhanced-path="M 0 0 L 21600 21600 N"/></draw:custom-shape><draw:custom-shape draw:style-name="gr8" draw:text-style-name="P23" svg:width="1.2343in" svg:height="0.5807in" svg:x="1.752in" svg:y="1.0484in"><text:p/><draw:enhanced-geometry draw:mirror-horizontal="true" draw:mirror-vertical="false" svg:viewBox="0 0 21600 21600" draw:type="mso-spt32" draw:enhanced-path="M 0 0 L 21600 21600 N"/></draw:custom-shape><draw:custom-shape draw:name="Shape 9" draw:style-name="gr9" draw:text-style-name="P24" svg:width="3.1807in" svg:height="0.2906in" svg:x="0.1063in" svg:y="2.9756in"><text:p text:style-name="P25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10" draw:text-style-name="P26" svg:width="2.0988in" svg:height="0.1748in" svg:x="1.0362in" svg:y="2.8984in"><text:p text:style-name="P25"><text:span text:style-name="T14">Web application </text:span></text:p><text:p text:style-name="P25"><text:span text:style-name="T1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1" draw:style-name="gr11" draw:text-style-name="P26" svg:width="2.3539in" svg:height="0.174in" svg:x="0.9591in" svg:y="1.5425in"><text:p text:style-name="P25"><text:span text:style-name="T15">Front end Serv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2" draw:style-name="gr12" draw:text-style-name="P26" svg:width="2.6079in" svg:height="0.6504in" svg:x="0.8874in" svg:y="1.9827in"><text:p text:style-name="P25"><text:span text:style-name="T15">Api Rest </text:span></text:p><text:p text:style-name="P25"><text:span text:style-name="T15">/catalog/**</text:span></text:p><text:p text:style-name="P25"><text:span text:style-name="T15">/search/</text:span></text:p><text:p text:style-name="P25"><text:span text:style-name="T15">/daf/*</text:span></text:p><text:p text:style-name="P25"><text:span text:style-name="T1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13" draw:text-style-name="P26" svg:width="0.7303in" svg:height="0.3598in" svg:x="0in" svg:y="0in"><text:p text:style-name="P25"><text:span text:style-name="T15">CKA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4" draw:style-name="gr13" draw:text-style-name="P26" svg:width="0.7303in" svg:height="0.3598in" svg:x="1.3319in" svg:y="0in"><text:p text:style-name="P25"><text:span text:style-name="T15">D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" draw:style-name="gr14" draw:text-style-name="P26" svg:width="1.313in" svg:height="0.3598in" svg:x="2.589in" svg:y="0.0098in"><text:p text:style-name="P25"><text:span text:style-name="T15">Source_i..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23" svg:width="0.0276in" svg:height="0.8524in" svg:x="0.5362in" svg:y="2.0555in"><text:p/><draw:enhanced-geometry draw:mirror-horizontal="false" draw:mirror-vertical="false" svg:viewBox="0 0 21600 21600" draw:type="mso-spt32" draw:enhanced-path="M 0 0 L 21600 21600 N"/></draw:custom-shape></draw:g></text:p>
      <text:p text:style-name="P1"><office:annotation><dc:creator>Linda Forni</dc:creator><dc:date>2022-11-28T15:06:54</dc:date><text:p><text:span text:style-name="T13">Perchè non usare un database NOSQL tipo MongoDB al posto dei classici CKAN o DB relazionali? Con MongoDB puoi gestire in maniera ottimale dati semi-strutturati <text:s/>provenienti da CSV, harvesting di CKAN o Web. Inoltre i dati vengono archiviati e gestiti direttamente in JSON rendendo semplice l'esposizione degli stessi sotto forma di API REST.</text:span></text:p></office:annotation><text:change-start text:change-id="ct59527952"/></text:p>
      <text:p text:style-name="P1"><text:change-end text:change-id="ct59527952"/>Il vantaggio di questo approccio è quello di un <text:span text:style-name="T2">decoupling </text:span>efficace tra lo sviluppo del <text:span text:style-name="T2">front end </text:span>server e quello della web application, impiegando team e competenze potenzialmente molto diversi e facilitando l’integrazione tra i due sistemi, sia in fase di test che di deploy.</text:p>
      <text:p text:style-name="P1">Lo sviluppo sarà basato su dati autogenerati a partire dallo schema JSON scelto, prodotti dalla stessa <text:span text:style-name="T2">build</text:span> e configurabili in maniera automatica rispetto all’ambiente scelto.</text:p>
      <text:p text:style-name="P1"/>
      <text:p text:style-name="P18"><text:bookmark text:name="_nrxbcuufbjin"/><text:line-break/><text:span text:style-name="T4">Tecnologie suggerite</text:span><office:annotation><dc:creator>Linda Forni</dc:creator><dc:date>2022-11-28T15:06:54</dc:date><text:p><text:span text:style-name="T13">Prendete in considerazione anche framework basati su Node.js</text:span></text:p></office:annotation><text:change-start text:change-id="ct55684464"/></text:p>
      <text:p text:style-name="P1"><text:change-end text:change-id="ct55684464"/>Front End Server</text:p>
      <text:p text:style-name="P1">Play Framework /Spring boot<office:annotation><dc:creator>Linda Forni</dc:creator><dc:date>2022-11-28T15:06:54</dc:date><text:p><text:span text:style-name="T13">Prendere in considerazione https://jhipster.github.io/? Genera codice molto pulito, a costo zero si ha il CRUD di base, Swagger, integra Elasticsearch, gestisce monolitico e microservices...</text:span></text:p></office:annotation><office:annotation><dc:creator>Linda Forni</dc:creator><dc:date>2022-11-28T15:06:54</dc:date><text:p><text:span text:style-name="T13">Ciao grazie mille del suggerimento. Lo prenderemo in considerazione anche se non amo i tools nei quali c'e' dentro tutto.</text:span></text:p></office:annotation><office:annotation><dc:creator>Linda Forni</dc:creator><dc:date>2022-11-28T15:06:54</dc:date><text:p><text:span text:style-name="T13">Mi sembra andare contro il principio che vorremmo tenere di controllo forte dei contratti e forte decoupling tra frontend development e backend.</text:span></text:p></office:annotation> <text:change-start text:change-id="ct59155424"/></text:p>
      <text:p text:style-name="P1"><text:change-end text:change-id="ct59155424"/>Web Application </text:p>
      <text:p text:style-name="P1">Html5 +React /Angular<office:annotation><dc:creator>Linda Forni</dc:creator><dc:date>2022-11-28T15:06:54</dc:date><text:p><text:span text:style-name="T13">Sarebbe interessante alimentare un repository di webcomponents, per favorire la costruzione modulare delle applicazioni e -dove possibile- un po' di riuso. Inoltre potrebbe essere possibile a un certo punto importare nei propri progetti dei webcomponents "ufficiali" che dialoghino già nativamente con le API di dati.gov o simili (ex: lookup sui nomi standardizzati, etc etc)</text:span></text:p></office:annotation><office:annotation><dc:creator>Linda Forni</dc:creator><dc:date>2022-11-28T15:06:54</dc:date><text:p><text:span text:style-name="T13">Ancora personalmente per me è assolutamente OK. Sarebbe opportuno magari creare alcune specifiche di dettaglio per il front end che ad oggi mancano. Ci dai una mano?</text:span></text:p></office:annotation><office:annotation><dc:creator>Linda Forni</dc:creator><dc:date>2022-11-28T15:06:54</dc:date><text:p><text:span text:style-name="T13">ah beh volentieri :-)</text:span></text:p><text:p><text:span text:style-name="T13">Avete riferimenti da leggere per approfondire come vi state muovendo?</text:span></text:p><text:p><text:span text:style-name="T13">IMHO un buon punto di partenza sarebbe riprodurre almeno una serie di widget con le funzioni di base presenti in questi progetti/template, spesso usati sui prototipi:</text:span></text:p><text:p><text:span text:style-name="T13">+ http://evolvingweb.github.io/ajax-solr/examples/reuters/index.html</text:span></text:p><text:p><text:span text:style-name="T13">+ http://www.elasticui.com/</text:span></text:p><text:p><text:span text:style-name="T13">l'idea potrebbe essere integrare anche navigazioni a dashboard: http://sefarad.cluster.gsi.dit.upm.es/tourpedia</text:span></text:p><text:p><text:span text:style-name="T13">(ovviamente sono soltanto esempi)</text:span></text:p><text:p><text:span text:style-name="T13">In pratica servirebbe credo uno o più observer per mantenere lo stato della navigazione, poi una serie di widget dedicati a funzionalità specifiche (dai filtri ai chart).</text:span></text:p></office:annotation><text:change-start text:change-id="ct57707424"/></text:p>
      <text:p text:style-name="P1"><text:change-end text:change-id="ct57707424"/>Github</text:p>
      <text:p text:style-name="P1">Open API standard e Play Framework per la definizione dei servizi Rest</text:p>
      <text:p text:style-name="P1"><text:change-start text:change-id="ct59119984"/>Consiglio di prendere in considerazione architetture <text:a xlink:type="simple" xlink:href="https://jamstack.org/" text:style-name="ListLabel_20_55" text:visited-style-name="ListLabel_20_55">Jamstak</text:a>, ad esempio <text:s/><text:a xlink:type="simple" xlink:href="https://gohugo.io/" text:style-name="ListLabel_20_55" text:visited-style-name="ListLabel_20_55">hugo</text:a> e microservizi vari. Facilissimi da deployare su CDN e con pochi <text:s/>problemi di sicurezza (che è lasciata ai microservizi). <text:change-end text:change-id="ct59119984"/></text:p>
      <text:p text:style-name="P1"><text:s/></text:p>
      <text:p text:style-name="P1"/>
      <text:p text:style-name="P1">Riferimenti</text:p>
      <text:p text:style-name="P1"><text:change text:change-id="ct57371184"/><text:a xlink:type="simple" xlink:href="https://martinfowler.com/articles/richardsonMaturityModel.html" text:style-name="ListLabel_20_56" text:visited-style-name="ListLabel_20_56"><text:span text:style-name="T1">https://martinfowler.com/articles/richardsonMaturityModel.html</text:span></text:a></text:p>
      <text:p text:style-name="P1"><text:a xlink:type="simple" xlink:href="https://dzone.com/articles/building-hateoas-hypermedia" text:style-name="ListLabel_20_56" text:visited-style-name="ListLabel_20_56"><text:span text:style-name="T1">https://dzone.com/articles/building-hateoas-hypermedia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text"/>
    <style:style style:name="ListLabel_20_56" style:display-name="ListLabel 56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3"/>
    <style:master-page style:name="Converted8" style:page-layout-name="Mpm3"/>
    <style:master-page style:name="Converted9" style:page-layout-name="Mpm3"/>
    <style:master-page style:name="Converted10" style:page-layout-name="Mpm3"/>
    <style:master-page style:name="Converted11" style:page-layout-name="Mpm3"/>
    <style:master-page style:name="Converted12" style:page-layout-name="Mpm3"/>
    <style:master-page style:name="Converted13" style:page-layout-name="Mpm3"/>
    <style:master-page style:name="Converted14" style:page-layout-name="Mpm3"/>
    <style:master-page style:name="Converted1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3" meta:word-count="827" meta:character-count="5683" meta:non-whitespace-character-count="4900"/>
    <meta:generator>LibreOfficeDev/6.0.5.2$Linux_X86_64 LibreOffice_project/</meta:generator>
  </office:meta>
</office:document-meta>
</file>